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F8049AA99C02A61.png" manifest:media-type="image/png"/>
  <manifest:file-entry manifest:full-path="Pictures/1000020100000556000003001887F6F41AEC59C9.png" manifest:media-type="image/png"/>
  <manifest:file-entry manifest:full-path="Pictures/10000201000005560000030064E4D63876C602BE.png" manifest:media-type="image/png"/>
  <manifest:file-entry manifest:full-path="Pictures/100002010000055600000300A65ABECD406A0C4B.png" manifest:media-type="image/png"/>
  <manifest:file-entry manifest:full-path="Pictures/100002010000055600000300949B5687D50CC599.png" manifest:media-type="image/png"/>
  <manifest:file-entry manifest:full-path="Pictures/100002010000055600000300061F665D51C51F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457in" svg:y="0.1457in" svg:width="6.6929in" svg:height="3.7626in" draw:z-index="0"><draw:image xlink:href="Pictures/100002010000055600000300061F665D51C51FB1.png" xlink:type="simple" xlink:show="embed" xlink:actuate="onLoad" loext:mime-type="image/png"/></draw:frame><draw:frame draw:style-name="fr1" draw:name="Image3" text:anchor-type="char" svg:x="0.1457in" svg:y="4.0492in" svg:width="6.6929in" svg:height="3.7626in" draw:z-index="2"><draw:image xlink:href="Pictures/100002010000055600000300A65ABECD406A0C4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1252in" svg:y="0.052in" svg:width="6.6929in" svg:height="3.7626in" draw:z-index="1"><draw:image xlink:href="Pictures/10000201000005560000030064E4D63876C602BE.png" xlink:type="simple" xlink:show="embed" xlink:actuate="onLoad" loext:mime-type="image/png"/></draw:frame><text:soft-page-break/></text:p>
      <text:p text:style-name="Standard"><draw:frame draw:style-name="fr1" draw:name="Image5" text:anchor-type="char" svg:x="0.0835in" svg:y="0.1161in" svg:width="6.6929in" svg:height="3.7626in" draw:z-index="4"><draw:image xlink:href="Pictures/1000020100000556000003001887F6F41AEC59C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x="0.0311in" svg:y="0.3307in" svg:width="6.6929in" svg:height="3.7626in" draw:z-index="3"><draw:image xlink:href="Pictures/100002010000055600000300949B5687D50CC599.png" xlink:type="simple" xlink:show="embed" xlink:actuate="onLoad" loext:mime-type="image/png"/></draw:frame><draw:frame draw:style-name="fr1" draw:name="Image6" text:anchor-type="char" svg:x="0.0728in" svg:y="4.3126in" svg:width="6.6929in" svg:height="3.7626in" draw:z-index="5"><draw:image xlink:href="Pictures/100002010000055600000300BF8049AA99C02A6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09:26:56.808603624</meta:creation-date>
    <dc:date>2023-12-30T09:34:32.313253204</dc:date>
    <meta:editing-duration>PT7M35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